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style:font-name="Arial" fo:font-size="16pt" style:font-name-asian="Arial" style:font-size-asian="16pt" style:font-size-complex="16pt"/>
    </style:style>
    <style:style style:name="P4" style:family="paragraph" style:parent-style-name="Standard">
      <style:paragraph-properties fo:line-height="150%"/>
      <style:text-properties style:font-name="Arial" fo:font-size="15pt" style:font-name-asian="Arial" style:font-size-asian="15pt" style:font-size-complex="15pt"/>
    </style:style>
    <style:style style:name="P5" style:family="paragraph" style:parent-style-name="Standard">
      <style:paragraph-properties fo:line-height="150%"/>
      <style:text-properties style:font-name="Arial" fo:font-size="15pt" style:font-size-asian="15pt" style:font-size-complex="15pt"/>
    </style:style>
    <style:style style:name="P6" style:family="paragraph" style:parent-style-name="Standard">
      <style:text-properties fo:color="#3333ff" style:font-name="Arial" fo:font-size="24pt" fo:background-color="#ffff99" style:font-name-asian="Arial" style:font-size-asian="24pt" style:font-size-complex="24pt"/>
    </style:style>
    <style:style style:name="P7"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8" style:family="paragraph" style:parent-style-name="Standard">
      <style:text-properties fo:color="#3333ff" style:font-name="Arial" fo:font-size="16pt" fo:background-color="#ffcc00" style:font-name-asian="Arial" style:font-size-asian="16pt" style:font-size-complex="16pt"/>
    </style:style>
    <style:style style:name="P9" style:family="paragraph" style:parent-style-name="Standard">
      <style:text-properties fo:color="#3333ff" fo:font-size="20pt" fo:background-color="#ffcc00" style:font-size-asian="20pt" style:font-size-complex="20pt"/>
    </style:style>
    <style:style style:name="P10" style:family="paragraph" style:parent-style-name="Standard">
      <style:text-properties fo:font-size="16pt" style:font-size-asian="16pt" style:font-size-complex="16pt"/>
    </style:style>
    <style:style style:name="P11" style:family="paragraph" style:parent-style-name="Table_20_Contents">
      <style:text-properties fo:font-size="15pt" style:font-size-asian="15pt" style:font-size-complex="15pt"/>
    </style:style>
    <style:style style:name="P12" style:family="paragraph" style:parent-style-name="Table_20_Contents">
      <style:text-properties fo:font-size="15pt" style:font-size-asian="15pt" style:language-asian="ja" style:country-asian="JP" style:font-size-complex="15pt"/>
    </style:style>
    <style:style style:name="P13" style:family="paragraph" style:parent-style-name="Standard">
      <style:text-properties fo:font-size="15pt" style:font-size-asian="15pt" style:language-asian="ja" style:country-asian="JP" style:font-size-complex="15pt"/>
    </style:style>
    <style:style style:name="P14" style:family="paragraph" style:parent-style-name="Standard">
      <style:text-properties fo:font-size="15pt" style:font-size-asian="15pt" style:font-size-complex="15pt"/>
    </style:style>
    <style:style style:name="P15"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6" style:family="paragraph" style:parent-style-name="Standard">
      <style:text-properties fo:color="#3333ff" fo:font-size="20pt" fo:background-color="#ffcc00" style:font-size-asian="20pt" style:font-size-complex="20pt"/>
    </style:style>
    <style:style style:name="T1" style:family="text">
      <style:text-properties fo:color="#3333ff"/>
    </style:style>
    <style:style style:name="T2" style:family="text">
      <style:text-properties fo:color="#009900"/>
    </style:style>
    <style:style style:name="T3" style:family="text">
      <style:text-properties style:language-asian="ja" style:country-asian="JP"/>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text:span text:style-name="T3">https://pubs.rsc.org/en/content/articlelanding/2017/cs/c6cs00066e#!divAbstract</text:span></text:a></text:p>
      <text:p text:style-name="P13"/>
      <text:p text:style-name="P1"/>
      <text:p text:style-name="P1">M-47</text:p>
      <text:p text:style-name="P6"/>
      <text:p text:style-name="P6"/>
      <text:p text:style-name="P1">=========================[ 20200601_123641</text:p>
      <text:p text:style-name="P9">#1</text:p>
      <text:section text:style-name="Sect1" text:name="セクション4">
        <text:p text:style-name="P10"><text:s/>Plasma technology – a novel solution for CO2 conversion? </text:p>
        <text:p text:style-name="P10"/>
        <text:p text:style-name="P10">Abstract</text:p>
        <text:p text:style-name="P6"/>
        <text:p text:style-name="P10">CO2 conversion into value-added chemicals and fuels is considered as one of the great challenges of the 21st century.</text:p>
        <text:p text:style-name="P10"/>
        <text:p text:style-name="P10"><text:s/>Due to the limitations of the traditional thermal approaches,</text:p>
        <text:p text:style-name="P10"/>
        <text:p text:style-name="P10"><text:s/>several novel technologies are being developed.</text:p>
        <text:p text:style-name="P10"/>
        <text:p text:style-name="P10"><text:s/>One promising approach in this field,</text:p>
        <text:p text:style-name="P10"/>
        <text:p text:style-name="P10"><text:s/>which has received little attention to date,</text:p>
        <text:p text:style-name="P10"/>
        <text:p text:style-name="P10"><text:s/>is plasma technology.</text:p>
        <text:p text:style-name="P10"/>
        <text:p text:style-name="P10"><text:s/>Its advantages include mild operating conditions,</text:p>
        <text:p text:style-name="P10"/>
        <text:p text:style-name="P10"><text:s/>easy upscaling,</text:p>
        <text:p text:style-name="P10"/>
        <text:p text:style-name="P10"><text:s/>and gas activation by energetic electrons instead of heat.</text:p>
        <text:p text:style-name="P10"/>
        <text:p text:style-name="P10"><text:s/>This allows thermodynamically difficult reactions,</text:p>
        <text:p text:style-name="P10"/>
        <text:p text:style-name="P10"><text:s/>such as CO2 splitting and the dry reformation of methane,</text:p>
        <text:p text:style-name="P10"/>
        <text:p text:style-name="P10"><text:s/>to occur with reasonable energy cost.</text:p>
        <text:p text:style-name="P10"/>
        <text:p text:style-name="P10"><text:s/>In this review,</text:p>
        <text:p text:style-name="P10"/>
        <text:p text:style-name="P10"><text:s/>after exploring the traditional thermal approaches,</text:p>
        <text:p text:style-name="P10"/>
        <text:p text:style-name="P10"><text:s/>we have provided a brief overview of the fierce competition between various novel approaches in a quest to find the most effective and efficient CO2 conversion technology.</text:p>
        <text:p text:style-name="P10"/>
        <text:p text:style-name="P10"><text:s/>This is needed to critically assess whether plasma technology can be successful in an already crowded arena.</text:p>
        <text:p text:style-name="P10"/>
        <text:p text:style-name="P10"><text:soft-page-break/><text:s/>The following questions need to be answered in this regard: are there key advantages to using plasma technology over other novel approaches,</text:p>
        <text:p text:style-name="P10"/>
        <text:p text:style-name="P10"><text:s/>and if so,</text:p>
        <text:p text:style-name="P10"/>
        <text:p text:style-name="P10"><text:s/>what is the flip side to the use of this technology? Can plasma technology be successful on its own,</text:p>
        <text:p text:style-name="P10"/>
        <text:p text:style-name="P10"><text:s/>or can synergies be achieved by combining it with other technologies? To answer these specific questions and to evaluate the potentials and limitations of plasma technology in general,</text:p>
        <text:p text:style-name="P10"/>
        <text:p text:style-name="P10"><text:s/>this review presents the current state-of-the-art and a critical assessment of plasma-based CO2 conversion,</text:p>
        <text:p text:style-name="P10"/>
        <text:p text:style-name="P10"><text:s/>as well as the future challenges for its practical implementation.</text:p>
        <text:p text:style-name="P10"/>
        <text:p text:style-name="P10"/>
      </text:section>
      <text:p text:style-name="P1"/>
      <text:p text:style-name="P9">#2</text:p>
      <text:section text:style-name="Sect1" text:name="セクション1">
        <text:p text:style-name="P6"/>
        <text:p text:style-name="P4">1. Introduction</text:p>
        <text:p text:style-name="P4">Environmental and energy applications of low temperature plasmas are gaining increasing interest worldwide.</text:p>
        <text:p text:style-name="P4"/>
        <text:p text:style-name="P4"><text:s/>The central research question is whether plasma-based solutions can yield a valuable alternative to existing thermal processes and whether they can compete with other novel gas conversion technologies.</text:p>
        <text:p text:style-name="P4"/>
        <text:p text:style-name="P4"><text:s/>Nowadays,</text:p>
        <text:p text:style-name="P4"/>
        <text:p text:style-name="P4"><text:s/>the conversion of CO2 into chemicals and fuels is a hot topic.</text:p>
        <text:p text:style-name="P4"/>
        <text:p text:style-name="P4"><text:s/>The worldwide transition to renewable energy gives plasma processes a clean electricity source,</text:p>
        <text:p text:style-name="P4"/>
        <text:p text:style-name="P4"><text:s/>and due to their high operation flexibility,</text:p>
        <text:p text:style-name="P4"/>
        <text:p text:style-name="P4"><text:s/>plasmas are very suitable for storing this intermittent renewable energy in a chemical form,</text:p>
        <text:p text:style-name="P4"/>
        <text:p text:style-name="P4"><text:s/>i.</text:p>
        <text:p text:style-name="P4"><text:soft-page-break/></text:p>
        <text:p text:style-name="P4">e.</text:p>
        <text:p text:style-name="P4"/>
        <text:p text:style-name="P4"><text:s/>as fuels and chemicals.</text:p>
        <text:p text:style-name="P4"/>
        <text:p text:style-name="P2"/>
        <text:p text:style-name="P1"/>
        <text:p text:style-name="P4">1.1. CO2 mitigation and valorisation</text:p>
        <text:p text:style-name="P4">Throughout history,</text:p>
        <text:p text:style-name="P4"/>
        <text:p text:style-name="P4"><text:s/>the use of natural resources has played a major role in the rapid development of the human race.</text:p>
        <text:p text:style-name="P4"/>
        <text:p text:style-name="P4"><text:s/>Among these resources,</text:p>
        <text:p text:style-name="P4"/>
        <text:p text:style-name="P4"><text:s/>fossil fuels in particular have contributed to a fast and unprecedented development in human society.</text:p>
        <text:p text:style-name="P4"/>
        <text:p text:style-name="P4"><text:s/>Still,</text:p>
        <text:p text:style-name="P4"/>
        <text:p text:style-name="P4"><text:s/>this comes with a great cost,</text:p>
        <text:p text:style-name="P4"/>
        <text:p text:style-name="P4"><text:s/>since burning fossil fuels leads to the emission of large amounts of the greenhouse gas CO2. Because these anthropogenic CO2 emissions outpace the natural carbon cycle,</text:p>
        <text:p text:style-name="P4"/>
        <text:p text:style-name="P4"><text:s/>atmospheric CO2 concentrations have been increasing from 280 ppm since the beginning of the industrial revolution to 400 ppm in 2014.1 With high certainty,</text:p>
        <text:p text:style-name="P4"/>
        <text:p text:style-name="P4"><text:s/>it can be said that it is this increase that has led to the current adverse global environmental climate changes,</text:p>
        <text:p text:style-name="P4"/>
        <text:p text:style-name="P4">1 which have a growing detrimental effect on our climate and environment,</text:p>
        <text:p text:style-name="P4"/>
        <text:p text:style-name="P4"><text:s/>and that represent a severe threat to our current society and future generations in general.</text:p>
        <text:p text:style-name="P4"/>
        <text:p text:style-name="P4">2–5</text:p>
        <text:p text:style-name="P4"/>
        <text:p text:style-name="P4">Therefore,</text:p>
        <text:p text:style-name="P4"/>
        <text:p text:style-name="P4"><text:s/>the conversion of this main <text:soft-page-break/>greenhouse gas into value-added chemicals and liquid fuels is considered as one of the main challenges for the 21st century.</text:p>
        <text:p text:style-name="P4"/>
        <text:p text:style-name="P4">1,2 The aim is not only to tackle climate change,</text:p>
        <text:p text:style-name="P4"/>
        <text:p text:style-name="P4"><text:s/>but also to provide an answer to our dependence on fossil fuels.</text:p>
        <text:p text:style-name="P4"/>
        <text:p text:style-name="P4"><text:s/>As stated by Goeppert et al.</text:p>
        <text:p text:style-name="P4"/>
        <text:p text:style-name="P4">,6 “Whether humankind uses up most of the fossil fuel resources (combined with carbon capture) or uses increasingly alternative energies,</text:p>
        <text:p text:style-name="P4"/>
        <text:p text:style-name="P4"><text:s/>the need for transportation fuels and materials that we currently obtain from petroleum and natural gas will remain.</text:p>
        <text:p text:style-name="P4"/>
        <text:p text:style-name="P4"><text:s/>With increasing population,</text:p>
        <text:p text:style-name="P4"/>
        <text:p text:style-name="P4"><text:s/>products based on carbon from plastics to medicines will also be required in increasing quantities.</text:p>
        <text:p text:style-name="P4"/>
        <text:p text:style-name="P4"><text:s/>In order to fulfil the demand for carbon-based products,</text:p>
        <text:p text:style-name="P4"/>
        <text:p text:style-name="P4"><text:s/>CO2will have to be recycled in an anthropogenic version of nature's own carbon cycle.</text:p>
        <text:p text:style-name="P4"/>
        <text:p text:style-name="P4"><text:s/>Carbon capture and recycling (CCR) will capture CO2from any source,</text:p>
        <text:p text:style-name="P4"/>
        <text:p text:style-name="P4"><text:s/>and eventually mainly from the atmosphere,</text:p>
        <text:p text:style-name="P4"/>
        <text:p text:style-name="P4"><text:s/>and recycle it to new materials and fuels using any alternative energy source.</text:p>
        <text:p text:style-name="P4"/>
        <text:p text:style-name="P4">”</text:p>
        <text:p text:style-name="P4"/>
        <text:p text:style-name="P4">Utilization of this waste and converting it into a new feedstock not only complies with the framework of sustainable and green chemistry7,8 but also fits within the ‘cradle-to-cradle’ concept.</text:p>
        <text:p text:style-name="P4"><text:soft-page-break/></text:p>
        <text:p text:style-name="P4">9 By generating useful products out of CO2 we create the possibility to effectively close the carbon loop.</text:p>
        <text:p text:style-name="P4"/>
        <text:p text:style-name="P4"><text:s/>This has already resulted in a booming interest in technologies that can convert CO2 into value-added products,</text:p>
        <text:p text:style-name="P4"/>
        <text:p text:style-name="P4">10–12 since they can effectively convert waste into new feedstocks following the cradle-to-cradle principle.</text:p>
        <text:p text:style-name="P4"/>
        <text:p text:style-name="P4">9 Besides chemical conversion,</text:p>
        <text:p text:style-name="P4"/>
        <text:p text:style-name="P4"><text:s/>which is the principle focus of this review,</text:p>
        <text:p text:style-name="P4"/>
        <text:p text:style-name="P4"><text:s/>CO2 also has other applications in the field of carbon dioxide capture,</text:p>
        <text:p text:style-name="P4"/>
        <text:p text:style-name="P4"><text:s/>storage and utilization,</text:p>
        <text:p text:style-name="P4"/>
        <text:p text:style-name="P4"><text:s/>such as its fixation and technological utilization,</text:p>
        <text:p text:style-name="P4"/>
        <text:p text:style-name="P4"><text:s/>for these and other processes,</text:p>
        <text:p text:style-name="P4"/>
        <text:p text:style-name="P4"><text:s/>as well as in carbon capture,</text:p>
        <text:p text:style-name="P4"/>
        <text:p text:style-name="P4"><text:s/>for which we refer to several existing reviews in the literature.</text:p>
        <text:p text:style-name="P4"/>
        <text:p text:style-name="P4">12–19</text:p>
        <text:p text:style-name="P4"/>
        <text:p text:style-name="P4">Besides the traditional thermal CO2 conversion,</text:p>
        <text:p text:style-name="P4"/>
        <text:p text:style-name="P4"><text:s/>several alternative technologies are being investigated,</text:p>
        <text:p text:style-name="P4"/>
        <text:p text:style-name="P4"><text:s/>such as electrochemical,</text:p>
        <text:p text:style-name="P4"/>
        <text:p text:style-name="P4"><text:s/>solar thermochemical,</text:p>
        <text:p text:style-name="P4"/>
        <text:p text:style-name="P4"><text:s/>photochemical and biochemical pathways,</text:p>
        <text:p text:style-name="P4"/>
        <text:p text:style-name="P4"><text:s/>either with or without catalysts,</text:p>
        <text:p text:style-name="P4"/>
        <text:p text:style-name="P4"><text:s/>as well as all their possible combinations.</text:p>
        <text:p text:style-name="P4"/>
        <text:p text:style-name="P4"><text:s/>Their advantages and <text:soft-page-break/>disadvantages are briefly discussed herein,</text:p>
        <text:p text:style-name="P4"/>
        <text:p text:style-name="P4"><text:s/>as they form the context for a novel approach considered to have great potential in recent years,</text:p>
        <text:p text:style-name="P4"/>
        <text:p text:style-name="P4"><text:s/>which is the approach based on (non-thermal) plasma.</text:p>
        <text:p text:style-name="P4"/>
        <text:p text:style-name="P4">20,21 Several options are being investigated in this regard,</text:p>
        <text:p text:style-name="P4"/>
        <text:p text:style-name="P4"><text:s/>including both pure CO2 splitting into CO and O2, as well as the reaction with other gases,</text:p>
        <text:p text:style-name="P4"/>
        <text:p text:style-name="P4"><text:s/>like CH4 (dry reforming of methane),</text:p>
        <text:p text:style-name="P4"/>
        <text:p text:style-name="P4"><text:s/>H2 (hydrogenation of CO2) or H2O (artificial photosynthesis),</text:p>
        <text:p text:style-name="P4"/>
        <text:p text:style-name="P4"><text:s/>aiming for the production of syngas and valuable oxygenates,</text:p>
        <text:p text:style-name="P4"/>
        <text:p text:style-name="P4"><text:s/>such as methanol,</text:p>
        <text:p text:style-name="P4"/>
        <text:p text:style-name="P4"><text:s/>formaldehyde and formic acid.</text:p>
        <text:p text:style-name="P4"/>
        <text:p text:style-name="P4"/>
      </text:section>
      <text:p text:style-name="P6"/>
      <text:p text:style-name="P9">#3</text:p>
      <text:section text:style-name="Sect1" text:name="セクション2">
        <text:p text:style-name="P5">1.2. Solar fuels</text:p>
        <text:p text:style-name="P5">The important difference between the traditional thermal conversion approaches and the emerging technologies is their independence of burning fossil fuels to provide the necessary thermal heat to drive reactions.</text:p>
        <text:p text:style-name="P5"/>
        <text:p text:style-name="P5"><text:s/>More precisely,</text:p>
        <text:p text:style-name="P5"/>
        <text:p text:style-name="P5"><text:s/>biochemical pathways rely on the natural photosynthesis process to convert light (either natural or artificial) into biomass,</text:p>
        <text:p text:style-name="P5"/>
        <text:p text:style-name="P5"><text:s/>which can then be harvested and further processed.</text:p>
        <text:p text:style-name="P5"/>
        <text:p text:style-name="P5"><text:s/>Other emerging technologies,</text:p>
        <text:p text:style-name="P5"><text:soft-page-break/></text:p>
        <text:p text:style-name="P5"><text:s/>such as the solar thermochemical and photochemical processes rely on direct solar energy.</text:p>
        <text:p text:style-name="P5"/>
        <text:p text:style-name="P5"><text:s/>The average solar flux striking the earth's surface is 175 W m−2, which represents more energy striking the earth's surface in two hours,</text:p>
        <text:p text:style-name="P5"/>
        <text:p text:style-name="P5"><text:s/>i.</text:p>
        <text:p text:style-name="P5"/>
        <text:p text:style-name="P5">e.</text:p>
        <text:p text:style-name="P5"/>
        <text:p text:style-name="P5"><text:s/>640 EJ,</text:p>
        <text:p text:style-name="P5"/>
        <text:p text:style-name="P5"><text:s/>than the worldwide energy consumption from all sources combined in 2008, i.</text:p>
        <text:p text:style-name="P5"/>
        <text:p text:style-name="P5">e.</text:p>
        <text:p text:style-name="P5"/>
        <text:p text:style-name="P5"><text:s/>514 EJ.</text:p>
        <text:p text:style-name="P5"/>
        <text:p text:style-name="P5">22 The solar thermochemical process makes use of concentrated solar heat,</text:p>
        <text:p text:style-name="P5"/>
        <text:p text:style-name="P5"><text:s/>while the photochemical process relies on the energy of photons.</text:p>
        <text:p text:style-name="P5"/>
        <text:p text:style-name="P5"><text:s/>Ultimately though,</text:p>
        <text:p text:style-name="P5"/>
        <text:p text:style-name="P5"><text:s/>the electrochemical and plasmachemical processes rely on electricity.</text:p>
        <text:p text:style-name="P5"/>
        <text:p text:style-name="P5"><text:s/>Fig.</text:p>
        <text:p text:style-name="P5"/>
        <text:p text:style-name="P5"><text:s/>1 gives an overview of the different novel technologies and their principal use of renewable energy for the conversion of CO2 in a carbon neutral cycle.</text:p>
        <text:p text:style-name="P5"/>
        <text:p text:style-name="P5"/>
        <text:p text:style-name="P5"/>
        <text:p text:style-name="P5">The reliance of electrochemical and plasmachemical conversions on electricity at first seems to limit their use as a greenhouse gas mitigation technology,</text:p>
        <text:p text:style-name="P5"/>
        <text:p text:style-name="P5"><text:s/>since currently,</text:p>
        <text:p text:style-name="P5"><text:soft-page-break/></text:p>
        <text:p text:style-name="P5"><text:s/>producing electricity generally results in CO2 emissions.</text:p>
        <text:p text:style-name="P5"/>
        <text:p text:style-name="P5"><text:s/>This idea though could not be further from the truth due to the worldwide transition to renewable energy sources,</text:p>
        <text:p text:style-name="P5"/>
        <text:p text:style-name="P5"><text:s/>such as solar and wind energy.</text:p>
        <text:p text:style-name="P5"/>
        <text:p text:style-name="P5"><text:s/>In 2014, the estimated renewable energy share of the global final energy consumption was already 19.2%,</text:p>
        <text:p text:style-name="P5"/>
        <text:p text:style-name="P5"><text:s/>while by the end of 2015, the estimated renewable energy share of global electricity production was 23.7%.</text:p>
        <text:p text:style-name="P5"/>
        <text:p text:style-name="P5">23 It is even at such a stage that the large-scale adoption of these renewable energy sources poses a challenge for the efficient storage and easy transport of the electricity produced,</text:p>
        <text:p text:style-name="P5"/>
        <text:p text:style-name="P5"><text:s/>i.</text:p>
        <text:p text:style-name="P5"/>
        <text:p text:style-name="P5">e.</text:p>
        <text:p text:style-name="P5"/>
        <text:p text:style-name="P5"><text:s/>not only regarding the need for peak shaving,</text:p>
        <text:p text:style-name="P5"/>
        <text:p text:style-name="P5"><text:s/>but more importantly the need for technologies to follow the irregular and at times intermittent supply of renewable electricity in a flexible way.</text:p>
        <text:p text:style-name="P5"/>
        <text:p text:style-name="P5"><text:s/>While storage in batteries is possible,</text:p>
        <text:p text:style-name="P5"/>
        <text:p text:style-name="P5"><text:s/>it is less efficient than chemical storage in fuels.</text:p>
        <text:p text:style-name="P5"/>
        <text:p text:style-name="P5">24 Such fuels,</text:p>
        <text:p text:style-name="P5"/>
        <text:p text:style-name="P5"><text:s/>often referred to as carbon neutral fuels or solar fuels,</text:p>
        <text:p text:style-name="P5"/>
        <text:p text:style-name="P5"><text:s/>offer a much higher gravimetric and volumetric energy storage capacity,</text:p>
        <text:p text:style-name="P5"><text:soft-page-break/></text:p>
        <text:p text:style-name="P5"><text:s/>have much higher energy densities than electrical storage techniques and they match the existing worldwide liquid fuel infrastructure.</text:p>
        <text:p text:style-name="P5"/>
        <text:p text:style-name="P5">12,24</text:p>
        <text:p text:style-name="P5"/>
        <text:p text:style-name="P5">In the first instance,</text:p>
        <text:p text:style-name="P5"/>
        <text:p text:style-name="P5"><text:s/>the reactions in which CO2 is involved can be divided into two categories: the production of chemicals and the production of fuels.</text:p>
        <text:p text:style-name="P5"/>
        <text:p text:style-name="P5"><text:s/>The latter is considered as the most suitable target for the conversion of large volumes of CO2 since its market size is 12–14 times larger than the former.</text:p>
        <text:p text:style-name="P5"/>
        <text:p text:style-name="P5"><text:s/>One of the most interesting compounds is methanol,</text:p>
        <text:p text:style-name="P5"/>
        <text:p text:style-name="P5"><text:s/>which is positioned exactly in the middle of these two categories,</text:p>
        <text:p text:style-name="P5"/>
        <text:p text:style-name="P5"><text:s/>being at the same time a raw chemical and a fuel,</text:p>
        <text:p text:style-name="P5"/>
        <text:p text:style-name="P5"><text:s/>used in both combustion engines and fuel cells.</text:p>
        <text:p text:style-name="P5"/>
        <text:p text:style-name="P5">25</text:p>
        <text:p text:style-name="P5"/>
        <text:p text:style-name="P5">To achieve the transformation of CO2 into value-added chemicals or fuels,</text:p>
        <text:p text:style-name="P5"/>
        <text:p text:style-name="P5"><text:s/>the reactions that are of greatest interest involve the conversion of CO2 with a %%<text:span text:style-name="T1">co-reactant</text:span> that acts as a hydrogen source (like CH4, H2 or H2O).</text:p>
        <text:p text:style-name="P5"/>
        <text:p text:style-name="P5"><text:s/>Due to the existing infrastructure,</text:p>
        <text:p text:style-name="P5"/>
        <text:p text:style-name="P5"><text:s/>liquid products are preferable to gases,</text:p>
        <text:p text:style-name="P5"/>
        <text:p text:style-name="P5"><text:s/>for most applications at least.</text:p>
        <text:p text:style-name="P5"/>
        <text:p text:style-name="P5"><text:s/>Two approaches can be <text:soft-page-break/>considered to achieve this: the indirect oxidative pathway and the direct oxidative pathway.</text:p>
        <text:p text:style-name="P5"/>
        <text:p text:style-name="P5"><text:s/>The main product of the former is syngas,</text:p>
        <text:p text:style-name="P5"/>
        <text:p text:style-name="P5"><text:s/>a mixture of H2 and CO,</text:p>
        <text:p text:style-name="P5"/>
        <text:p text:style-name="P5"><text:s/>which can be converted to almost any commercial bulk chemical or fuel in a second – albeit very energy intensively – step through methanol and/or Fischer–Tropsch synthesis.</text:p>
        <text:p text:style-name="P5"/>
        <text:p text:style-name="P5">10 In this case,</text:p>
        <text:p text:style-name="P5"/>
        <text:p text:style-name="P5"><text:s/>it is of great importance to have a high degree of control over the H2/CO ratio to be able to steer the synthesis towards the desired products.</text:p>
        <text:p text:style-name="P5"/>
        <text:p text:style-name="P5">26 The %%<text:span text:style-name="T1">direct oxidative pathway</text:span>,</text:p>
        <text:p text:style-name="P5"/>
        <text:p text:style-name="P5"><text:s/>on the other hand,</text:p>
        <text:p text:style-name="P5"/>
        <text:p text:style-name="P5"><text:s/>tries to eliminate the energy-intensive middle man by converting the reactants immediately into hydrocarbons,</text:p>
        <text:p text:style-name="P5"/>
        <text:p text:style-name="P5"><text:s/>short-chain olefins (e.</text:p>
        <text:p text:style-name="P5"/>
        <text:p text:style-name="P5">g.</text:p>
        <text:p text:style-name="P5"/>
        <text:p text:style-name="P5"><text:s/>ethylene and propylene) and oxygenated products (e.</text:p>
        <text:p text:style-name="P5"/>
        <text:p text:style-name="P5">g.</text:p>
        <text:p text:style-name="P5"/>
        <text:p text:style-name="P5"><text:s/>methanol,</text:p>
        <text:p text:style-name="P5"/>
        <text:p text:style-name="P5"><text:s/>formaldehyde,</text:p>
        <text:p text:style-name="P5"/>
        <text:p text:style-name="P5"><text:s/>dimethyl ether and formic acid).</text:p>
        <text:p text:style-name="P5"/>
        <text:p text:style-name="P5"/>
        <text:p text:style-name="P7"/>
        <text:p text:style-name="P5">Liquid products are more attractive over gaseous hydrogen,</text:p>
        <text:p text:style-name="P5"/>
        <text:p text:style-name="P5"><text:s/>since – while in theory a ‘Hydrogen <text:soft-page-break/>Economy’27 would be very attractive – the latter has a number of serious drawbacks due to its physico-chemical properties.</text:p>
        <text:p text:style-name="P5"/>
        <text:p text:style-name="P5">28 Furthermore,</text:p>
        <text:p text:style-name="P5"/>
        <text:p text:style-name="P5"><text:s/>the infrastructure needed to safely transport,</text:p>
        <text:p text:style-name="P5"/>
        <text:p text:style-name="P5"><text:s/>store and dispense hydrogen would be very expensive to roll out,</text:p>
        <text:p text:style-name="P5"/>
        <text:p text:style-name="P5"><text:s/>while liquid chemicals match the already existing worldwide fuel infrastructure.</text:p>
        <text:p text:style-name="P5"/>
        <text:p text:style-name="P5">12,24 Hence,</text:p>
        <text:p text:style-name="P5"/>
        <text:p text:style-name="P5"><text:s/>especially in the transportation sector,</text:p>
        <text:p text:style-name="P5"/>
        <text:p text:style-name="P5"><text:s/>a transition from liquid–fossil-fuel-derived products (e.</text:p>
        <text:p text:style-name="P5"/>
        <text:p text:style-name="P5">g.</text:p>
        <text:p text:style-name="P5"/>
        <text:p text:style-name="P5"><text:s/>gasoline,</text:p>
        <text:p text:style-name="P5"/>
        <text:p text:style-name="P5"><text:s/>diesel fuel,</text:p>
        <text:p text:style-name="P5"/>
        <text:p text:style-name="P5"><text:s/>kerosene) to a renewable and sustainable liquid fuel is highly desirable.</text:p>
        <text:p text:style-name="P5"/>
        <text:p text:style-name="P5"><text:s/>Again,</text:p>
        <text:p text:style-name="P5"/>
        <text:p text:style-name="P5"><text:s/>methanol is one of the most interesting possible candidates to fulfil these requirements.</text:p>
        <text:p text:style-name="P5"/>
        <text:p text:style-name="P5"><text:s/>It is the simplest liquid chemical containing only one carbon.</text:p>
        <text:p text:style-name="P5"/>
        <text:p text:style-name="P5"><text:s/>Although to date it is almost exclusively produced from natural gas (and shale gas) for economic reasons,</text:p>
        <text:p text:style-name="P5"/>
        <text:p text:style-name="P5"><text:s/>it can easily be obtained from several (future) carbon sources,</text:p>
        <text:p text:style-name="P5"/>
        <text:p text:style-name="P5"><text:s/>incl.</text:p>
        <text:p text:style-name="P5"/>
        <text:p text:style-name="P5"><text:soft-page-break/><text:s/>CO2, biomass,</text:p>
        <text:p text:style-name="P5"/>
        <text:p text:style-name="P5"><text:s/>biogas and landfill gas.</text:p>
        <text:p text:style-name="P5"/>
        <text:p text:style-name="P5"><text:s/>Therefore,</text:p>
        <text:p text:style-name="P5"/>
        <text:p text:style-name="P5"><text:s/>it has been proposed as a key solar fuel for the above-mentioned anthropogenic carbon cycle under the framework of a ‘Methanol Economy’.</text:p>
        <text:p text:style-name="P5"/>
        <text:p text:style-name="P5">6</text:p>
        <text:p text:style-name="P5"/>
        <text:p text:style-name="P5">To be economically competitive with the existing structures,</text:p>
        <text:p text:style-name="P5"/>
        <text:p text:style-name="P5"><text:s/>the efficient production of these solar fuels is critical during the quest to find an effective CO2 conversion technology with the potential to be commercialized on a large scale.</text:p>
        <text:p text:style-name="P5"/>
        <text:p text:style-name="P5"/>
        <text:p text:style-name="P5"/>
      </text:section>
      <text:p text:style-name="P7"/>
      <text:p text:style-name="P9">#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7"/>
        <text:p text:style-name="P1">2.1. Pure CO2 splitting</text:p>
        <text:p text:style-name="P1"/>
        <text:p text:style-name="P1">Thermal CO2 splitting has not been very effective to date.</text:p>
        <text:p text:style-name="P1"/>
        <text:p text:style-name="P1"><text:s/>This is not surprising from a <text:soft-page-break/>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7"/>
        <text:p text:style-name="P1"><text:s/>strongly %%<text:span text:style-name="T1">endothermic</text:span>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text:soft-page-break/></text:p>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ext:soft-page-break/>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text:soft-page-break/></text:p>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7"/>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text:soft-page-break/></text:p>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7"/>
        <text:p text:style-name="P1"><text:s/>such as %%<text:span text:style-name="T1">glycerol</text:span>.</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7"/>
        <text:p text:style-name="P1">39 which also led to the suggestion of using glycerol as a hydrogen donor for <text:soft-page-break/>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7"/>
      <text:p text:style-name="P9">#6</text:p>
      <text:section text:style-name="Sect2"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7"/>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oft-page-break/><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12,18,31,41,42,44–46</text:p>
        <text:p text:style-name="P1"/>
        <text:p text:style-name="P1"><text:soft-page-break/>Alas,</text:p>
        <text:p text:style-name="P1"/>
        <text:p text:style-name="P1"><text:s/>despite all the bright outlooks,</text:p>
        <text:p text:style-name="P1"/>
        <text:p text:style-name="P1"><text:s/>there is one major pitfall,</text:p>
        <text:p text:style-name="P7"/>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7"/>
      <text:p text:style-name="P9">#7</text:p>
      <text:section text:style-name="Sect2"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text:span text:style-name="T2">catalytic hydrogenation of CO2 to methane</text:span>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ext:soft-page-break/>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7"/>
        <text:p text:style-name="P9">#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oft-page-break/><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7"/>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text:span text:style-name="T2">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7"><text:soft-page-break/>@@@</text:p>
      <text:p text:style-name="P9">#8</text:p>
      <text:section text:style-name="Sect2"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text:soft-page-break/>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1"/>
      <text:p text:style-name="P1"/>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1"/>
          </table:table-cell>
          <table:table-cell table:style-name="表1.A1" office:value-type="string">
            <text:p text:style-name="P3">#%<text:span text:style-name="T1">Plasma-Driven Catalysis</text:span></text:p>
          </table:table-cell>
          <table:table-cell table:style-name="表1.A1" office:value-type="string">
            <text:p text:style-name="P11">keyword</text:p>
          </table:table-cell>
          <table:table-cell table:style-name="表1.D1" office:value-type="string">
            <text:p text:style-name="P12">青２</text:p>
          </table:table-cell>
        </table:table-row>
        <table:table-row>
          <table:table-cell table:style-name="表1.A2" office:value-type="string">
            <text:p text:style-name="P11"/>
          </table:table-cell>
          <table:table-cell table:style-name="表1.A2" office:value-type="string">
            <text:p text:style-name="P3">%%<text:span text:style-name="T2">flexibility to be scaled up and down</text:span></text:p>
          </table:table-cell>
          <table:table-cell table:style-name="表1.A2" office:value-type="string">
            <text:p text:style-name="P11">notice</text:p>
          </table:table-cell>
          <table:table-cell table:style-name="表1.D2" office:value-type="string">
            <text:p text:style-name="P12">緑４</text:p>
          </table:table-cell>
        </table:table-row>
        <table:table-row>
          <table:table-cell table:style-name="表1.A2" office:value-type="string">
            <text:p text:style-name="P11"/>
          </table:table-cell>
          <table:table-cell table:style-name="表1.A2" office:value-type="string">
            <text:p text:style-name="P8">#2</text:p>
          </table:table-cell>
          <table:table-cell table:style-name="表1.A2" office:value-type="string">
            <text:p text:style-name="P11">location number</text:p>
          </table:table-cell>
          <table:table-cell table:style-name="表1.D2" office:value-type="string">
            <text:p text:style-name="P12">青２</text:p>
            <text:p text:style-name="P12">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1">1</text:p>
          </table:table-cell>
          <table:table-cell table:style-name="表2.B1" office:value-type="string">
            <text:p text:style-name="P1">([^\d])(\.|\,)</text:p>
          </table:table-cell>
          <table:table-cell table:style-name="表2.B1" office:value-type="string">
            <text:p text:style-name="P11">$1$2\n\n</text:p>
          </table:table-cell>
          <table:table-cell table:style-name="表2.D1" office:value-type="string">
            <text:p text:style-name="P12"/>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04T15:44:59.04</dc:date>
    <dc:creator>iwabuchi ken</dc:creator>
    <meta:editing-duration>PT3H35M40S</meta:editing-duration>
    <meta:editing-cycles>38</meta:editing-cycles>
    <meta:generator>OpenOffice/4.1.3$Win32 OpenOffice.org_project/413m1$Build-9783</meta:generator>
    <meta:document-statistic meta:table-count="2" meta:image-count="0" meta:object-count="0" meta:page-count="24" meta:paragraph-count="484" meta:word-count="4595" meta:character-count="28726"/>
  </office:meta>
</office:document-meta>
</file>